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4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7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3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86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draw:fill-color="#862121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.14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.78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3.2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7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413cm" loext:decorative="false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7" style:family="graphic" style:parent-style-name="objectwithoutfill">
      <style:graphic-properties svg:stroke-width="0.212cm" svg:stroke-color="#333333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72cm" fo:min-width="0cm" loext:decorative="false"/>
      <style:paragraph-properties style:writing-mode="lr-tb"/>
    </style:style>
    <style:style style:name="co1" style:family="table-column">
      <style:table-column-properties style:column-width="0.966cm" style:use-optimal-column-width="false"/>
    </style:style>
    <style:style style:name="co2" style:family="table-column">
      <style:table-column-properties style:column-width="0.965cm" style:use-optimal-column-width="false"/>
    </style:style>
    <style:style style:name="co3" style:family="table-column">
      <style:table-column-properties style:column-width="0.951cm" style:use-optimal-column-width="false"/>
    </style:style>
    <style:style style:name="ro1" style:family="table-row">
      <style:table-row-properties style:row-height="0.5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524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  <style:text-properties fo:font-size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4" style:family="paragraph">
      <loext:graphic-properties draw:fill-color="#86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Montserrat"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179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368cm">
          <draw:text-box>
            <text:p><text:span text:style-name="T1">www.swingsurlasorgue.fr</text:span></text:p>
          </draw:text-box>
        </draw:frame>
        <draw:frame draw:style-name="gr3" draw:text-style-name="P3" draw:layer="layout" svg:width="1.341cm" svg:height="1.627cm" svg:x="1.403cm" svg:y="9.744cm">
          <draw:text-box>
            <text:p><text:span text:style-name="T2">A</text:span></text:p>
          </draw:text-box>
        </draw:frame>
        <draw:frame draw:style-name="gr4" draw:text-style-name="P3" draw:layer="layout" svg:width="1.358cm" svg:height="1.627cm" svg:x="1.394cm" svg:y="14.744cm">
          <draw:text-box>
            <text:p><text:span text:style-name="T2">G</text:span></text:p>
          </draw:text-box>
        </draw:frame>
        <draw:frame draw:style-name="gr5" draw:text-style-name="P3" draw:layer="layout" svg:width="1.241cm" svg:height="1.627cm" svg:x="1.453cm" svg:y="20.044cm">
          <draw:text-box>
            <text:p><text:span text:style-name="T2">E</text:span></text:p>
          </draw:text-box>
        </draw:frame>
        <draw:frame draw:style-name="gr6" draw:text-style-name="P3" draw:layer="layout" svg:width="1.334cm" svg:height="1.627cm" svg:x="1.406cm" svg:y="4.615cm">
          <draw:text-box>
            <text:p><text:span text:style-name="T2">C</text:span></text:p>
          </draw:text-box>
        </draw:frame>
        <draw:frame draw:style-name="gr7" draw:text-style-name="P3" draw:layer="layout" svg:width="1.386cm" svg:height="1.627cm" svg:x="1.337cm" svg:y="24.941cm">
          <draw:text-box>
            <text:p><text:span text:style-name="T2">D</text:span></text:p>
          </draw:text-box>
        </draw:frame>
        <draw:frame draw:style-name="gr8" draw:layer="layout" svg:width="4.813cm" svg:height="2.713cm" svg:x="9.228cm" svg:y="3.9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layer="layout" svg:width="4.813cm" svg:height="2.643cm" svg:x="3.748cm" svg:y="3.9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layer="layout" svg:width="4.813cm" svg:height="2.643cm" svg:x="14.54cm" svg:y="3.9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layer="layout" svg:width="4.813cm" svg:height="2.643cm" svg:x="9.229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layer="layout" svg:width="4.813cm" svg:height="2.643cm" svg:x="3.749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8" draw:layer="layout" svg:width="4.813cm" svg:height="2.643cm" svg:x="14.541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8" draw:layer="layout" svg:width="4.813cm" svg:height="2.643cm" svg:x="9.23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8" draw:layer="layout" svg:width="4.813cm" svg:height="2.643cm" svg:x="3.75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8" draw:layer="layout" svg:width="4.813cm" svg:height="2.643cm" svg:x="14.542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8" draw:layer="layout" svg:width="4.813cm" svg:height="2.643cm" svg:x="9.231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8" draw:layer="layout" svg:width="4.813cm" svg:height="2.643cm" svg:x="3.751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8" draw:layer="layout" svg:width="4.813cm" svg:height="2.643cm" svg:x="14.543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8" draw:layer="layout" svg:width="4.813cm" svg:height="2.643cm" svg:x="9.232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8" draw:layer="layout" svg:width="4.813cm" svg:height="2.643cm" svg:x="3.752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8" draw:layer="layout" svg:width="4.813cm" svg:height="2.643cm" svg:x="14.544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9" draw:text-style-name="P4" draw:layer="layout" svg:width="0.309cm" svg:height="0.309cm" svg:x="6.014cm" svg:y="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3.402cm" svg:y="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4.081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4.112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9.589cm" svg:y="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455cm" svg:y="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9.529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1.497cm" svg:y="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4.922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4.864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818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648cm" svg:height="1.627cm" svg:x="5.489cm" svg:y="1.574cm">
          <draw:text-box>
            <text:p><text:span text:style-name="T2">m</text:span></text:p>
          </draw:text-box>
        </draw:frame>
        <draw:frame draw:style-name="gr12" draw:text-style-name="P3" draw:layer="layout" svg:width="2.288cm" svg:height="1.627cm" svg:x="10.554cm" svg:y="1.574cm">
          <draw:text-box>
            <text:p><text:span text:style-name="T2">m7</text:span></text:p>
          </draw:text-box>
        </draw:frame>
        <draw:frame draw:style-name="gr13" draw:text-style-name="P3" draw:layer="layout" svg:width="3.702cm" svg:height="1.627cm" svg:x="15.09cm" svg:y="1.574cm">
          <draw:text-box>
            <text:p><text:span text:style-name="T2">m7b5</text:span></text:p>
          </draw:text-box>
        </draw:frame>
        <draw:custom-shape draw:style-name="gr10" draw:text-style-name="P5" draw:layer="layout" svg:width="0.309cm" svg:height="0.309cm" svg:x="6.9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6.97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00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5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773cm" svg:y="10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80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0.773cm" svg:height="0.768cm" svg:x="4.81cm" svg:y="12.191cm">
          <draw:text-box>
            <text:p><text:span text:style-name="T3">3</text:span></text:p>
          </draw:text-box>
        </draw:frame>
        <draw:frame draw:style-name="gr14" draw:text-style-name="P6" draw:layer="layout" svg:width="0.773cm" svg:height="0.768cm" svg:x="10.311cm" svg:y="12.191cm">
          <draw:text-box>
            <text:p><text:span text:style-name="T3">3</text:span></text:p>
          </draw:text-box>
        </draw:frame>
        <draw:frame draw:style-name="gr14" draw:text-style-name="P6" draw:layer="layout" svg:width="0.773cm" svg:height="0.768cm" svg:x="15.612cm" svg:y="12.191cm">
          <draw:text-box>
            <text:p><text:span text:style-name="T3">3</text:span></text:p>
          </draw:text-box>
        </draw:frame>
        <draw:custom-shape draw:style-name="gr10" draw:text-style-name="P5" draw:layer="layout" svg:width="0.309cm" svg:height="0.309cm" svg:x="6.986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5.995cm" svg:y="2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6.986cm" svg:y="2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58cm" svg:y="21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4.813cm" svg:y="19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26cm" svg:y="20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24cm" svg:y="2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0.773cm" svg:height="0.768cm" svg:x="3.811cm" svg:y="16.991cm">
          <draw:text-box>
            <text:p><text:span text:style-name="T3">5</text:span></text:p>
          </draw:text-box>
        </draw:frame>
        <draw:custom-shape draw:style-name="gr9" draw:text-style-name="P4" draw:layer="layout" svg:width="0.309cm" svg:height="0.309cm" svg:x="6.979cm" svg:y="1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5.07cm" svg:y="16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4.067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964cm" svg:y="14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6.979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4.06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26cm" svg:y="16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37cm" svg:y="1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9.56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4cm" svg:y="1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831cm" svg:y="14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4.87cm" svg:y="15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0.773cm" svg:height="0.768cm" svg:x="10.313cm" svg:y="22.291cm">
          <draw:text-box>
            <text:p><text:span text:style-name="T3">8</text:span></text:p>
          </draw:text-box>
        </draw:frame>
        <draw:frame draw:style-name="gr14" draw:text-style-name="P6" draw:layer="layout" svg:width="0.773cm" svg:height="0.768cm" svg:x="4.814cm" svg:y="22.291cm">
          <draw:text-box>
            <text:p><text:span text:style-name="T3">8</text:span></text:p>
          </draw:text-box>
        </draw:frame>
        <draw:frame draw:style-name="gr14" draw:text-style-name="P6" draw:layer="layout" svg:width="0.773cm" svg:height="0.768cm" svg:x="15.614cm" svg:y="22.291cm">
          <draw:text-box>
            <text:p><text:span text:style-name="T3">8</text:span></text:p>
          </draw:text-box>
        </draw:frame>
        <draw:frame draw:style-name="gr14" draw:text-style-name="P6" draw:layer="layout" svg:width="0.773cm" svg:height="0.768cm" svg:x="9.312cm" svg:y="16.991cm">
          <draw:text-box>
            <text:p><text:span text:style-name="T3">5</text:span></text:p>
          </draw:text-box>
        </draw:frame>
        <draw:frame draw:style-name="gr14" draw:text-style-name="P6" draw:layer="layout" svg:width="0.773cm" svg:height="0.768cm" svg:x="14.651cm" svg:y="16.995cm">
          <draw:text-box>
            <text:p><text:span text:style-name="T3">5</text:span></text:p>
          </draw:text-box>
        </draw:frame>
        <draw:frame draw:style-name="gr15" draw:text-style-name="P6" draw:layer="layout" svg:width="0.913cm" svg:height="0.768cm" svg:x="6.691cm" svg:y="27.158cm">
          <draw:text-box>
            <text:p><text:span text:style-name="T3">12</text:span></text:p>
          </draw:text-box>
        </draw:frame>
        <draw:custom-shape draw:style-name="gr10" draw:text-style-name="P5" draw:layer="layout" svg:width="0.309cm" svg:height="0.309cm" svg:x="5.022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986cm" svg:y="2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5.022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7.936cm" svg:y="2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003cm" svg:y="24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494cm" svg:y="2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64cm" svg:y="2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0.522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473cm" svg:y="2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0.913cm" svg:height="0.768cm" svg:x="12.192cm" svg:y="27.158cm">
          <draw:text-box>
            <text:p><text:span text:style-name="T3">12</text:span></text:p>
          </draw:text-box>
        </draw:frame>
        <draw:frame draw:style-name="gr15" draw:text-style-name="P6" draw:layer="layout" svg:width="0.913cm" svg:height="0.768cm" svg:x="17.464cm" svg:y="27.142cm">
          <draw:text-box>
            <text:p><text:span text:style-name="T3">12</text:span></text:p>
          </draw:text-box>
        </draw:frame>
        <draw:custom-shape draw:style-name="gr10" draw:text-style-name="P5" draw:layer="layout" svg:width="0.309cm" svg:height="0.309cm" svg:x="16.782cm" svg:y="26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4.846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791cm" svg:y="25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5.843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798cm" svg:y="2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474cm" svg:y="2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793cm" svg:y="2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751cm" svg:y1="3.953cm" svg:x2="3.751cm" svg:y2="6.615cm">
          <text:p/>
        </draw:line>
        <draw:line draw:style-name="gr16" draw:text-style-name="P1" draw:layer="layout" svg:x1="9.251cm" svg:y1="3.953cm" svg:x2="9.251cm" svg:y2="6.615cm">
          <text:p/>
        </draw:line>
        <draw:line draw:style-name="gr16" draw:text-style-name="P1" draw:layer="layout" svg:x1="14.551cm" svg:y1="3.953cm" svg:x2="14.551cm" svg:y2="6.615cm">
          <text:p/>
        </draw:line>
        <draw:line draw:style-name="gr17" draw:text-style-name="P1" draw:layer="layout" svg:x1="5.196cm" svg:y1="9.283cm" svg:x2="5.196cm" svg:y2="12.019cm">
          <text:p/>
        </draw:line>
        <draw:custom-shape draw:style-name="gr9" draw:text-style-name="P4" draw:layer="layout" svg:width="0.309cm" svg:height="0.309cm" svg:x="5.04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0.696cm" svg:y1="9.283cm" svg:x2="10.696cm" svg:y2="12.019cm">
          <text:p/>
        </draw:line>
        <draw:custom-shape draw:style-name="gr9" draw:text-style-name="P4" draw:layer="layout" svg:width="0.309cm" svg:height="0.309cm" svg:x="10.54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5.83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93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63cm" svg:y="16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5.179cm" svg:y1="19.528cm" svg:x2="5.179cm" svg:y2="22.264cm">
          <text:p/>
        </draw:line>
        <draw:custom-shape draw:style-name="gr9" draw:text-style-name="P4" draw:layer="layout" svg:width="0.309cm" svg:height="0.309cm" svg:x="5.025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5.025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5.824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3cm" svg:y="10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66cm" svg:y="4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057cm" svg:height="0.822cm" svg:x="12.123cm" svg:y="4.099cm">
          <draw:text-box>
            <text:p><text:span text:style-name="T4">( <text:s/>)</text:span></text:p>
          </draw:text-box>
        </draw:frame>
        <draw:custom-shape draw:style-name="gr10" draw:text-style-name="P5" draw:layer="layout" svg:width="0.309cm" svg:height="0.309cm" svg:x="6.949cm" svg:y="1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057cm" svg:height="0.822cm" svg:x="3.715cm" svg:y="14.944cm">
          <draw:text-box>
            <text:p><text:span text:style-name="T4">( <text:s/>)</text:span></text:p>
          </draw:text-box>
        </draw:frame>
        <draw:custom-shape draw:style-name="gr9" draw:text-style-name="P4" draw:layer="layout" svg:width="0.309cm" svg:height="0.309cm" svg:x="12.447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4cm" svg:y="1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057cm" svg:height="0.822cm" svg:x="12.084cm" svg:y="14.927cm">
          <draw:text-box>
            <text:p><text:span text:style-name="T4">( <text:s/>)</text:span></text:p>
          </draw:text-box>
        </draw:frame>
        <draw:line draw:style-name="gr17" draw:text-style-name="P1" draw:layer="layout" svg:x1="10.674cm" svg:y1="19.548cm" svg:x2="10.674cm" svg:y2="22.284cm">
          <text:p/>
        </draw:line>
        <draw:custom-shape draw:style-name="gr9" draw:text-style-name="P4" draw:layer="layout" svg:width="0.309cm" svg:height="0.309cm" svg:x="10.525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0.525cm" svg:y="1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64cm" svg:y="16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754cm" svg:y="2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61cm" svg:y="14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5.85cm" svg:y="19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5.986cm" svg:y="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7.928cm" svg:y="2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057cm" svg:height="0.822cm" svg:x="7.558cm" svg:y="25.675cm">
          <draw:text-box>
            <text:p text:style-name="P8"><text:span text:style-name="T4">( <text:s/>)</text:span></text:p>
          </draw:text-box>
        </draw:frame>
        <draw:custom-shape draw:style-name="gr10" draw:text-style-name="P5" draw:layer="layout" svg:width="0.309cm" svg:height="0.309cm" svg:x="15.74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39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37cm" svg:y="1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9.582cm" svg:y="15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057cm" svg:height="0.822cm" svg:x="12.085cm" svg:y="15.457cm">
          <draw:text-box>
            <text:p><text:span text:style-name="T4">( <text:s/>)</text:span></text:p>
          </draw:text-box>
        </draw:frame>
        <draw:custom-shape draw:style-name="gr10" draw:text-style-name="P5" draw:layer="layout" svg:width="0.309cm" svg:height="0.309cm" svg:x="13.433cm" svg:y="2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21:43:33.073000000</meta:creation-date>
    <dc:date>2025-04-23T09:10:12.441719000</dc:date>
    <meta:editing-duration>PT54M2S</meta:editing-duration>
    <meta:editing-cycles>8</meta:editing-cycles>
    <meta:generator>LibreOffice/25.2.1.2$Windows_X86_64 LibreOffice_project/d3abf4aee5fd705e4a92bba33a32f40bc4e56f49</meta:generator>
    <meta:document-statistic meta:object-count="128"/>
  </office:meta>
</office:document-meta>
</file>